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chat-history">
        <text:section text:style-name="Sect1" text:name="42097783cb20eb49">
          <text:p text:style-name="Title">GEMINI: INSTALACION NAGIOS</text:p>
          <text:section text:style-name="Sect2" text:name="model-response-message-contentr_42097783cb20eb49">
            <text:p text:style-name="P3">No tengo la información exacta para la instalación de Nagios en Ubuntu 24.04 y Rocky 9.5 en este momento, ya que Ubuntu 24.04 y Rocky 9.5 son versiones muy recientes y la documentación oficial de Nagios Core o de sus forks (como Naemon o Icinga) podría no estar completamente actualizada para estas versiones específicas, o los repositorios podrían no tener los paquetes listos.</text:p>
            <text:p text:style-name="Text_20_body">Sin embargo, puedo proporcionarte una guía general paso a paso para la instalación de Nagios Core en sistemas basados en Debian (como Ubuntu) y RHEL (como Rocky Linux). Es probable que los comandos sean muy similares, aunque puede haber pequeñas variaciones en los nombres de los paquetes o en la configuración de SELinux en Rocky Linux.</text:p>
            <text:p text:style-name="P4">Antes de comenzar, es importante que tengas en cuenta lo siguiente:</text:p>
            <text:list text:style-name="L1">
              <text:list-item>
                <text:p text:style-name="P5"><text:span text:style-name="T1">Acceso a Internet:</text:span> Necesitarás acceso a internet para descargar paquetes.</text:p>
              </text:list-item>
              <text:list-item>
                <text:p text:style-name="P5"><text:span text:style-name="T1">Permisos de Superusuario (sudo):</text:span> La mayoría de los comandos requerirán privilegios de root.</text:p>
              </text:list-item>
              <text:list-item>
                <text:p text:style-name="P5"><text:span text:style-name="T1">Actualiza tu sistema:</text:span> Siempre es una buena práctica actualizar el sistema antes de instalar software nuevo.</text:p>
              </text:list-item>
            </text:list>
            <text:p text:style-name="Horizontal_20_Line"/>
            <text:h text:style-name="P1" text:outline-level="3">Instalación de Nagios Core en Ubuntu 24.04 (Guía General)</text:h>
            <text:p text:style-name="Text_20_body">Ubuntu 24.04 es una versión relativamente nueva, por lo que podría haber cambios menores. Esta guía se basa en procedimientos típicos para Ubuntu.</text:p>
            <text:p text:style-name="P4">Paso 1: Actualizar el Sistema</text:p>
            <text:p text:style-name="Text_20_body">Abre una terminal y ejecuta:</text:p>
            <text:p text:style-name="P3">Bash</text:p>
            <text:p text:style-name="Preformatted_20_Text"><text:span text:style-name="Source_20_Text">sudo apt update</text:span></text:p>
            <text:p text:style-name="P2"><text:span text:style-name="Source_20_Text">sudo apt upgrade -y</text:span></text:p>
            <text:p text:style-name="P4">Paso 2: Instalar Dependencias</text:p>
            <text:p text:style-name="Text_20_body">Nagios necesita un servidor web (Apache), PHP y otras bibliotecas.</text:p>
            <text:p text:style-name="P3">Bash</text:p>
            <text:p text:style-name="P2"><text:span text:style-name="Source_20_Text">sudo apt install -y apache2 libapache2-mod-php php php-cli php-gd php-pear php-xml php-mbstring php-snmp build-essential unzip openssl libssl-dev libc-ares-dev libgd-dev</text:span></text:p>
            <text:p text:style-name="P4">Paso 3: Crear el Usuario y Grupo de Nagios</text:p>
            <text:p text:style-name="P3">Bash</text:p>
            <text:p text:style-name="Preformatted_20_Text"><text:span text:style-name="Source_20_Text">sudo useradd -m nagios</text:span></text:p>
            <text:p text:style-name="Preformatted_20_Text"><text:span text:style-name="Source_20_Text">sudo groupadd nagcmd</text:span></text:p>
            <text:p text:style-name="Preformatted_20_Text"><text:span text:style-name="Source_20_Text">sudo usermod -a -G nagcmd nagios</text:span></text:p>
            <text:p text:style-name="P2"><text:soft-page-break/><text:span text:style-name="Source_20_Text">sudo usermod -a -G nagcmd www-data</text:span></text:p>
            <text:p text:style-name="P4">Paso 4: Descargar Nagios Core</text:p>
            <text:p text:style-name="Text_20_body">Ve al directorio <text:span text:style-name="Source_20_Text">/opt</text:span> (o donde prefieras descargar los archivos) y descarga la última versión estable de Nagios Core desde la página oficial. En este ejemplo, usaremos una versión genérica. Revisa la página de Nagios para la última versión.</text:p>
            <text:p text:style-name="P3">Bash</text:p>
            <text:p text:style-name="Preformatted_20_Text"><text:span text:style-name="Source_20_Text">cd /opt</text:span></text:p>
            <text:p text:style-name="Preformatted_20_Text"><text:span text:style-name="Source_20_Text">sudo wget https://assets.nagios.com/downloads/nagioscore/releases/nagios-core-4.x.x.tar.gz # Reemplaza con la versión actual</text:span></text:p>
            <text:p text:style-name="Preformatted_20_Text"><text:span text:style-name="Source_20_Text">sudo tar xzf nagios-core-4.x.x.tar.gz</text:span></text:p>
            <text:p text:style-name="P2"><text:span text:style-name="Source_20_Text">cd nagios-core-4.x.x/ # Reemplaza con el nombre de tu directorio</text:span></text:p>
            <text:p text:style-name="P4">Paso 5: Compilar e Instalar Nagios Core</text:p>
            <text:p text:style-name="P3">Bash</text:p>
            <text:p text:style-name="Preformatted_20_Text"><text:span text:style-name="Source_20_Text">sudo ./configure --with-nagios-group=nagios --with-command-group=nagcmd</text:span></text:p>
            <text:p text:style-name="Preformatted_20_Text"><text:span text:style-name="Source_20_Text">sudo make all</text:span></text:p>
            <text:p text:style-name="Preformatted_20_Text"><text:span text:style-name="Source_20_Text">sudo make install</text:span></text:p>
            <text:p text:style-name="Preformatted_20_Text"><text:span text:style-name="Source_20_Text">sudo make install-init</text:span></text:p>
            <text:p text:style-name="Preformatted_20_Text"><text:span text:style-name="Source_20_Text">sudo make install-config</text:span></text:p>
            <text:p text:style-name="Preformatted_20_Text"><text:span text:style-name="Source_20_Text">sudo make install-commandmode</text:span></text:p>
            <text:p text:style-name="P2"><text:span text:style-name="Source_20_Text">sudo make install-webconf</text:span></text:p>
            <text:p text:style-name="P4">Paso 6: Instalar los Plugins de Nagios</text:p>
            <text:p text:style-name="Text_20_body">De la misma manera que Nagios Core, descarga y compila los plugins.</text:p>
            <text:p text:style-name="P3">Bash</text:p>
            <text:p text:style-name="Preformatted_20_Text"><text:span text:style-name="Source_20_Text">cd /opt</text:span></text:p>
            <text:p text:style-name="Preformatted_20_Text"><text:span text:style-name="Source_20_Text">sudo wget https://nagios-plugins.org/download/nagios-plugins-2.x.x.tar.gz # Reemplaza con la versión actual</text:span></text:p>
            <text:p text:style-name="Preformatted_20_Text"><text:span text:style-name="Source_20_Text">sudo tar xzf nagios-plugins-2.x.x.tar.gz</text:span></text:p>
            <text:p text:style-name="Preformatted_20_Text"><text:span text:style-name="Source_20_Text">cd nagios-plugins-2.x.x/ # Reemplaza con el nombre de tu directorio</text:span></text:p>
            <text:p text:style-name="Preformatted_20_Text"/>
            <text:p text:style-name="Preformatted_20_Text"><text:span text:style-name="Source_20_Text">sudo ./configure --with-nagios-user=nagios --with-nagios-group=nagios</text:span></text:p>
            <text:p text:style-name="Preformatted_20_Text"><text:span text:style-name="Source_20_Text">sudo make</text:span></text:p>
            <text:p text:style-name="P2"><text:span text:style-name="Source_20_Text">sudo make install</text:span></text:p>
            <text:p text:style-name="P4">Paso 7: Configurar Apache</text:p>
            <text:p text:style-name="Text_20_body">Habilita los módulos de Apache y reinicia el servicio.</text:p>
            <text:p text:style-name="P3">Bash</text:p>
            <text:p text:style-name="Preformatted_20_Text"><text:span text:style-name="Source_20_Text">sudo a2enmod rewrite</text:span></text:p>
            <text:p text:style-name="Preformatted_20_Text"><text:span text:style-name="Source_20_Text">sudo a2enmod cgi</text:span></text:p>
            <text:p text:style-name="P2"><text:span text:style-name="Source_20_Text">sudo systemctl restart apache2</text:span></text:p>
            <text:p text:style-name="P4">Paso 8: Crear una Cuenta de Usuario Web para Nagios</text:p>
            <text:p text:style-name="Text_20_body">Esto te permitirá acceder a la interfaz web de Nagios.</text:p>
            <text:p text:style-name="P3">Bash</text:p>
            <text:p text:style-name="P2"><text:span text:style-name="Source_20_Text">sudo htpasswd -c /usr/local/nagios/etc/htpasswd.users nagiosadmin</text:span></text:p>
            <text:p text:style-name="Text_20_body"><text:soft-page-break/>Se te pedirá que ingreses una contraseña para <text:span text:style-name="Source_20_Text">nagiosadmin</text:span>.</text:p>
            <text:p text:style-name="P4">Paso 9: Verificar la Configuración de Nagios</text:p>
            <text:p text:style-name="P3">Bash</text:p>
            <text:p text:style-name="P2"><text:span text:style-name="Source_20_Text">sudo /usr/local/nagios/bin/nagios -v /usr/local/nagios/etc/nagios.cfg</text:span></text:p>
            <text:p text:style-name="Text_20_body">Si no hay errores, puedes continuar.</text:p>
            <text:p text:style-name="P4">Paso 10: Iniciar Nagios y Habilitarlo para el Arranque</text:p>
            <text:p text:style-name="P3">Bash</text:p>
            <text:p text:style-name="Preformatted_20_Text"><text:span text:style-name="Source_20_Text">sudo systemctl start nagios</text:span></text:p>
            <text:p text:style-name="P2"><text:span text:style-name="Source_20_Text">sudo systemctl enable nagios</text:span></text:p>
            <text:p text:style-name="P4">Paso 11: Acceder a la Interfaz Web de Nagios</text:p>
            <text:p text:style-name="Text_20_body">Abre tu navegador web y ve a:</text:p>
            <text:p text:style-name="Text_20_body"><text:span text:style-name="Source_20_Text">http://tu_direccion_ip/nagios</text:span> o <text:span text:style-name="Source_20_Text">http://localhost/nagios</text:span></text:p>
            <text:p text:style-name="Text_20_body">Usa <text:span text:style-name="Source_20_Text">nagiosadmin</text:span> y la contraseña que creaste en el Paso 8 para iniciar sesión.</text:p>
            <text:p text:style-name="Horizontal_20_Line"/>
            <text:h text:style-name="P1" text:outline-level="3">Instalación de Nagios Core en Rocky Linux 9.5 (Guía General)</text:h>
            <text:p text:style-name="Text_20_body">Rocky Linux 9.5 está basado en RHEL, por lo que usaremos <text:span text:style-name="Source_20_Text">dnf</text:span> para la gestión de paquetes. Presta especial atención a la configuración de SELinux y el firewall.</text:p>
            <text:p text:style-name="P4">Paso 1: Actualizar el Sistema</text:p>
            <text:p text:style-name="Text_20_body">Abre una terminal y ejecuta:</text:p>
            <text:p text:style-name="P3">Bash</text:p>
            <text:p text:style-name="P2"><text:span text:style-name="Source_20_Text">sudo dnf update -y</text:span></text:p>
            <text:p text:style-name="P4">Paso 2: Instalar Dependencias</text:p>
            <text:p text:style-name="P3">Bash</text:p>
            <text:p text:style-name="P2"><text:span text:style-name="Source_20_Text">sudo dnf install -y httpd php php-cli php-gd php-pear php-xml php-mbstring php-snmp gcc glibc glibc-common gd gd-devel make net-snmp openssl openssl-devel unzip</text:span></text:p>
            <text:p text:style-name="P4">Paso 3: Crear el Usuario y Grupo de Nagios</text:p>
            <text:p text:style-name="P3">Bash</text:p>
            <text:p text:style-name="Preformatted_20_Text"><text:span text:style-name="Source_20_Text">sudo useradd -m nagios</text:span></text:p>
            <text:p text:style-name="Preformatted_20_Text"><text:span text:style-name="Source_20_Text">sudo groupadd nagcmd</text:span></text:p>
            <text:p text:style-name="Preformatted_20_Text"><text:span text:style-name="Source_20_Text">sudo usermod -a -G nagcmd nagios</text:span></text:p>
            <text:p text:style-name="P2"><text:span text:style-name="Source_20_Text">sudo usermod -a -G nagcmd apache</text:span></text:p>
            <text:p text:style-name="P4">Paso 4: Descargar Nagios Core</text:p>
            <text:p text:style-name="P3">Bash</text:p>
            <text:p text:style-name="Preformatted_20_Text"><text:soft-page-break/><text:span text:style-name="Source_20_Text">cd /opt</text:span></text:p>
            <text:p text:style-name="Preformatted_20_Text"><text:span text:style-name="Source_20_Text">sudo wget https://assets.nagios.com/downloads/nagioscore/releases/nagios-core-4.x.x.tar.gz # Reemplaza con la versión actual</text:span></text:p>
            <text:p text:style-name="Preformatted_20_Text"><text:span text:style-name="Source_20_Text">sudo tar xzf nagios-core-4.x.x.tar.gz</text:span></text:p>
            <text:p text:style-name="P2"><text:span text:style-name="Source_20_Text">cd nagios-core-4.x.x/ # Reemplaza con el nombre de tu directorio</text:span></text:p>
            <text:p text:style-name="P4">Paso 5: Compilar e Instalar Nagios Core</text:p>
            <text:p text:style-name="P3">Bash</text:p>
            <text:p text:style-name="Preformatted_20_Text"><text:span text:style-name="Source_20_Text">sudo ./configure --with-nagios-group=nagios --with-command-group=nagcmd</text:span></text:p>
            <text:p text:style-name="Preformatted_20_Text"><text:span text:style-name="Source_20_Text">sudo make all</text:span></text:p>
            <text:p text:style-name="Preformatted_20_Text"><text:span text:style-name="Source_20_Text">sudo make install</text:span></text:p>
            <text:p text:style-name="Preformatted_20_Text"><text:span text:style-name="Source_20_Text">sudo make install-init</text:span></text:p>
            <text:p text:style-name="Preformatted_20_Text"><text:span text:style-name="Source_20_Text">sudo make install-config</text:span></text:p>
            <text:p text:style-name="Preformatted_20_Text"><text:span text:style-name="Source_20_Text">sudo make install-commandmode</text:span></text:p>
            <text:p text:style-name="P2"><text:span text:style-name="Source_20_Text">sudo make install-webconf</text:span></text:p>
            <text:p text:style-name="P4">Paso 6: Instalar los Plugins de Nagios</text:p>
            <text:p text:style-name="P3">Bash</text:p>
            <text:p text:style-name="Preformatted_20_Text"><text:span text:style-name="Source_20_Text">cd /opt</text:span></text:p>
            <text:p text:style-name="Preformatted_20_Text"><text:span text:style-name="Source_20_Text">sudo wget https://nagios-plugins.org/download/nagios-plugins-2.x.x.tar.gz # Reemplaza con la versión actual</text:span></text:p>
            <text:p text:style-name="Preformatted_20_Text"><text:span text:style-name="Source_20_Text">sudo tar xzf nagios-plugins-2.x.x.tar.gz</text:span></text:p>
            <text:p text:style-name="Preformatted_20_Text"><text:span text:style-name="Source_20_Text">cd nagios-plugins-2.x.x/ # Reemplaza con el nombre de tu directorio</text:span></text:p>
            <text:p text:style-name="Preformatted_20_Text"/>
            <text:p text:style-name="Preformatted_20_Text"><text:span text:style-name="Source_20_Text">sudo ./configure --with-nagios-user=nagios --with-nagios-group=nagios</text:span></text:p>
            <text:p text:style-name="Preformatted_20_Text"><text:span text:style-name="Source_20_Text">sudo make</text:span></text:p>
            <text:p text:style-name="P2"><text:span text:style-name="Source_20_Text">sudo make install</text:span></text:p>
            <text:p text:style-name="P4">Paso 7: Configurar Apache y Firewall</text:p>
            <text:p text:style-name="Text_20_body">Habilitar el servicio HTTPD y permitir el tráfico en el firewall.</text:p>
            <text:p text:style-name="P3">Bash</text:p>
            <text:p text:style-name="Preformatted_20_Text"><text:span text:style-name="Source_20_Text">sudo systemctl start httpd</text:span></text:p>
            <text:p text:style-name="Preformatted_20_Text"><text:span text:style-name="Source_20_Text">sudo systemctl enable httpd</text:span></text:p>
            <text:p text:style-name="Preformatted_20_Text"/>
            <text:p text:style-name="Preformatted_20_Text"><text:span text:style-name="Source_20_Text">sudo firewall-cmd --permanent --add-service=http</text:span></text:p>
            <text:p text:style-name="P2"><text:span text:style-name="Source_20_Text">sudo firewall-cmd --reload</text:span></text:p>
            <text:p text:style-name="P4">Paso 8: Configuración de SELinux (¡Importante para Rocky Linux!)</text:p>
            <text:p text:style-name="Text_20_body">SELinux puede bloquear la interfaz web de Nagios. Puedes establecerlo en modo permisivo temporalmente para probar, o configurar las reglas específicas.</text:p>
            <text:p text:style-name="P4">Opción A (Temporal y Menos Segura para Pruebas):</text:p>
            <text:p text:style-name="P3">Bash</text:p>
            <text:p text:style-name="P2"><text:span text:style-name="Source_20_Text">sudo setenforce 0</text:span></text:p>
            <text:p text:style-name="Text_20_body">Para que persista después de un reinicio:</text:p>
            <text:p text:style-name="P3">Bash</text:p>
            <text:p text:style-name="P2"><text:span text:style-name="Source_20_Text">sudo sed -i 's/SELINUX=enforcing/SELINUX=permissive/g' /etc/selinux/config</text:span></text:p>
            <text:p text:style-name="P4"><text:soft-page-break/>Opción B (Recomendado para Producción): Configurar Contextos de SELinux</text:p>
            <text:p text:style-name="Text_20_body">Necesitarás instalar <text:span text:style-name="Source_20_Text">policycoreutils-python-utils</text:span> si no lo tienes.</text:p>
            <text:p text:style-name="P3">Bash</text:p>
            <text:p text:style-name="Preformatted_20_Text"><text:span text:style-name="Source_20_Text">sudo dnf install -y policycoreutils-python-utils</text:span></text:p>
            <text:p text:style-name="Preformatted_20_Text"><text:span text:style-name="Source_20_Text">sudo semanage fcontext -a -t httpd_sys_content_t "/usr/local/nagios/sbin(/.*)?"</text:span></text:p>
            <text:p text:style-name="Preformatted_20_Text"><text:span text:style-name="Source_20_Text">sudo semanage fcontext -a -t httpd_sys_content_t "/usr/local/nagios/share(/.*)?"</text:span></text:p>
            <text:p text:style-name="Preformatted_20_Text"><text:span text:style-name="Source_20_Text">sudo restorecon -Rv /usr/local/nagios/sbin</text:span></text:p>
            <text:p text:style-name="P2"><text:span text:style-name="Source_20_Text">sudo restorecon -Rv /usr/local/nagios/share</text:span></text:p>
            <text:p text:style-name="Text_20_body">Además, necesitas permitir que Apache ejecute CGI scripts:</text:p>
            <text:p text:style-name="P3">Bash</text:p>
            <text:p text:style-name="Preformatted_20_Text"><text:span text:style-name="Source_20_Text">sudo setsebool -P httpd_can_network_connect 1</text:span></text:p>
            <text:p text:style-name="Preformatted_20_Text"><text:span text:style-name="Source_20_Text">sudo setsebool -P httpd_can_sendmail 1</text:span></text:p>
            <text:p text:style-name="P2"><text:span text:style-name="Source_20_Text">sudo setsebool -P httpd_unified 1</text:span></text:p>
            <text:p text:style-name="P4">Paso 9: Crear una Cuenta de Usuario Web para Nagios</text:p>
            <text:p text:style-name="P3">Bash</text:p>
            <text:p text:style-name="P2"><text:span text:style-name="Source_20_Text">sudo htpasswd -c /usr/local/nagios/etc/htpasswd.users nagiosadmin</text:span></text:p>
            <text:p text:style-name="Text_20_body">Se te pedirá que ingreses una contraseña para <text:span text:style-name="Source_20_Text">nagiosadmin</text:span>.</text:p>
            <text:p text:style-name="P4">Paso 10: Verificar la Configuración de Nagios</text:p>
            <text:p text:style-name="P3">Bash</text:p>
            <text:p text:style-name="P2"><text:span text:style-name="Source_20_Text">sudo /usr/local/nagios/bin/nagios -v /usr/local/nagios/etc/nagios.cfg</text:span></text:p>
            <text:p text:style-name="Text_20_body">Si no hay errores, puedes continuar.</text:p>
            <text:p text:style-name="P4">Paso 11: Iniciar Nagios y Habilitarlo para el Arranque</text:p>
            <text:p text:style-name="P3">Bash</text:p>
            <text:p text:style-name="Preformatted_20_Text"><text:span text:style-name="Source_20_Text">sudo systemctl start nagios</text:span></text:p>
            <text:p text:style-name="P2"><text:span text:style-name="Source_20_Text">sudo systemctl enable nagios</text:span></text:p>
            <text:p text:style-name="P4">Paso 12: Acceder a la Interfaz Web de Nagios</text:p>
            <text:p text:style-name="Text_20_body">Abre tu navegador web y ve a:</text:p>
            <text:p text:style-name="Text_20_body"><text:span text:style-name="Source_20_Text">http://tu_direccion_ip/nagios</text:span> o <text:span text:style-name="Source_20_Text">http://localhost/nagios</text:span></text:p>
            <text:p text:style-name="Text_20_body">Usa <text:span text:style-name="Source_20_Text">nagiosadmin</text:span> y la contraseña que creaste en el Paso 9 para iniciar sesión.</text:p>
            <text:p text:style-name="Horizontal_20_Line"/>
            <text:p text:style-name="P4">Consideraciones Adicionales y Resolución de Problemas:</text:p>
            <text:list text:style-name="L2">
              <text:list-item>
                <text:p text:style-name="P6"><text:span text:style-name="T1">Versiones de Nagios y Plugins:</text:span> Siempre descarga las últimas versiones estables desde los sitios web oficiales de Nagios Core y Nagios Plugins. Los enlaces proporcionados son ejemplos.</text:p>
              </text:list-item>
              <text:list-item>
                <text:p text:style-name="P6"><text:soft-page-break/><text:span text:style-name="T1">Errores de Compilación:</text:span> Si tienes errores durante <text:span text:style-name="Source_20_Text">make</text:span>, asegúrate de que todas las dependencias estén instaladas correctamente. Revisa la salida del error para pistas.</text:p>
              </text:list-item>
              <text:list-item>
                <text:p text:style-name="P6"><text:span text:style-name="T1">Errores de Nagios:</text:span> Si Nagios no se inicia o no muestra datos, revisa los logs:</text:p>
                <text:list>
                  <text:list-item>
                    <text:p text:style-name="P6"><text:span text:style-name="Source_20_Text">/usr/local/nagios/var/nagios.log</text:span></text:p>
                  </text:list-item>
                  <text:list-item>
                    <text:p text:style-name="P6"><text:span text:style-name="Source_20_Text">/var/log/apache2/error.log</text:span> (Ubuntu)</text:p>
                  </text:list-item>
                  <text:list-item>
                    <text:p text:style-name="P6"><text:soft-page-break/><text:span text:style-name="Source_20_Text">/var/log/httpd/error_log</text:span> (Rocky Linux)</text:p>
                  </text:list-item>
                </text:list>
              </text:list-item>
              <text:list-item>
                <text:p text:style-name="P6"><text:span text:style-name="T1">Permisos de Archivos:</text:span> Asegúrate de que los archivos de configuración y los directorios tengan los permisos correctos para el usuario <text:span text:style-name="Source_20_Text">nagios</text:span> y el grupo <text:span text:style-name="Source_20_Text">nagcmd</text:span>, y también para el usuario <text:span text:style-name="Source_20_Text">apache</text:span>/<text:span text:style-name="Source_20_Text">www-data</text:span>.</text:p>
              </text:list-item>
              <text:list-item>
                <text:p text:style-name="P6"><text:span text:style-name="T1">Configuración de Host y Servicios:</text:span> Una vez que Nagios esté funcionando, deberás configurar tus hosts y servicios para monitorear. Esto implica editar los archivos en <text:span text:style-name="Source_20_Text">/usr/local/nagios/etc/objects/</text:span>.</text:p>
              </text:list-item>
              <text:list-item>
                <text:p text:style-name="P6"><text:span text:style-name="T1">Firewall:</text:span> Si no puedes acceder a la interfaz web, verifica que el puerto 80 (HTTP) esté abierto en el firewall de tu sistema.</text:p>
              </text:list-item>
              <text:list-item>
                <text:p text:style-name="P6"><text:span text:style-name="T1">SELinux (Rocky Linux):</text:span> Este es un punto crítico en RHEL. Si persisten los problemas, asegúrate de que las reglas de SELinux estén configuradas correctamente o considera ponerlo en modo permisivo solo para depurar.</text:p>
              </text:list-item>
            </text:list>
            <text:p text:style-name="Text_20_body">Espero que esta guía te sea útil para la instalación de Nagios Core en Ubuntu 24.04 y Rocky Linux 9.5. Recuerda que siempre es buena idea consultar la documentación oficial de Nagios para las versiones más recientes y específicas.</text:p>
          </text:section>
        </text:section>
      </text:section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0:20:18.237097171</meta:creation-date>
    <dc:date>2025-07-06T10:21:39.216541759</dc:date>
    <meta:editing-duration>PT1M22S</meta:editing-duration>
    <meta:editing-cycles>1</meta:editing-cycles>
    <meta:document-statistic meta:table-count="0" meta:image-count="0" meta:object-count="0" meta:page-count="7" meta:paragraph-count="168" meta:word-count="1283" meta:character-count="8797" meta:non-whitespace-character-count="7706"/>
    <meta:generator>LibreOffice/24.2.2.2$Linux_X86_64 LibreOffice_project/d56cc158d8a96260b836f100ef4b4ef25d6f1a01</meta:generator>
  </office:meta>
</office:document-meta>
</file>